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dea" officeooo:paragraph-rsid="000c4d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ly want to push/add to Edits_brad</text:p>
      <text:p text:style-name="P1"/>
      <text:p text:style-name="P1"/>
      <text:p text:style-name="P1">List all branches – need this step before initialize in local branch from remote</text:p>
      <text:p text:style-name="P1">- git branch -a</text:p>
      <text:p text:style-name="P1"/>
      <text:p text:style-name="P1">To initially add in local branches</text:p>
      <text:p text:style-name="P1">git checkout -b {branch name} remotes/origin/{branch name}</text:p>
      <text:p text:style-name="P1"/>
      <text:p text:style-name="P1">list local branches</text:p>
      <text:p text:style-name="P1">git branch</text:p>
      <text:p text:style-name="P1"/>
      <text:p text:style-name="P1">change branch</text:p>
      <text:p text:style-name="P1">git checkout {branch name}</text:p>
      <text:p text:style-name="P1"/>
      <text:p text:style-name="P1">makes current branch up to date with master</text:p>
      <text:p text:style-name="P1">git merge master</text:p>
      <text:p text:style-name="P1"/>
      <text:p text:style-name="P1">where am I</text:p>
      <text:p text:style-name="P1">git status</text:p>
      <text:p text:style-name="P1"/>
      <text:p text:style-name="P1">git add {file}</text:p>
      <text:p text:style-name="P1">git commit -m “comment”</text:p>
      <text:p text:style-name="P1">git push</text:p>
      <text:p text:style-name="P1">git config –global push.default matching</text:p>
      <text:p text:style-name="P1"/>
      <text:p text:style-name="P1">stop jupyter notebook</text:p>
      <text:p text:style-name="P1">control-z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1:52:09.974786123</meta:creation-date>
    <dc:date>2018-05-24T11:59:59.016621856</dc:date>
    <meta:editing-duration>PT7M50S</meta:editing-duration>
    <meta:editing-cycles>1</meta:editing-cycles>
    <meta:document-statistic meta:table-count="0" meta:image-count="0" meta:object-count="0" meta:page-count="1" meta:paragraph-count="19" meta:word-count="81" meta:character-count="484" meta:non-whitespace-character-count="421"/>
    <meta:generator>LibreOffice/5.1.6.2$Linux_X86_64 LibreOffice_project/10m0$Build-2</meta:generator>
  </office:meta>
</office:document-meta>
</file>